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2a6f" officeooo:paragraph-rsid="001f2a6f"/>
    </style:style>
    <style:style style:name="P2" style:family="paragraph" style:parent-style-name="Standard">
      <style:text-properties officeooo:rsid="001f2a6f" officeooo:paragraph-rsid="002157b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0a1a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0a1a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Madame, Monsieur,</text:p>
      <text:p text:style-name="P1"><text:tab/>avec l’autorisation du M. le Principal j’invite mes élèves de sixième à apporter un appareil photo numérique ou un smartphone mercredi 10 février et vendredi 12 février. Il s’agit d’un projet en rapport avec la <text:span text:style-name="T1">grammaire de l’image</text:span><text:span text:style-name="T3"> étudiée en cours de français.</text:span></text:p>
      <text:p text:style-name="P1"><text:span text:style-name="T3"><text:tab/>Si votre enfant n’apporte pas un tel appareil un camarade pourra bien sûr lui prêter le sien ; dans tous les cas votre enfant pourra travailler sur une photographie que j’aurai prise.</text:span></text:p>
      <text:p text:style-name="P1"><text:span text:style-name="T3"><text:tab/></text:span><text:span text:style-name="T4">Le but est que l’image prise soit imprimée : soit votre enfant pourra imprimer lui-même l’image soit il me l’enverra </text:span><text:span text:style-name="T2">via</text:span><text:span text:style-name="T4"> l’ENT pour que je l’imprime.</text:span></text:p>
      <text:p text:style-name="P1"><text:span text:style-name="T3"><text:tab/>Je vous rappelle que la responsabilité du collège ne saurait être engagée en cas de perte, de vol ou si l’appareil </text:span><text:span text:style-name="T4">apporté </text:span><text:span text:style-name="T3">était abîmé.</text:span></text:p>
      <text:p text:style-name="P1"><text:span text:style-name="T3"/></text:p>
      <text:p text:style-name="P1"><text:span text:style-name="T3"><text:tab/>Je reste à votre disposition pour tout renseignement complémentaire.</text:span></text:p>
      <text:p text:style-name="P1"><text:span text:style-name="T3"/></text:p>
      <text:p text:style-name="P1"><text:span text:style-name="T3"><text:tab/>Cordialement,</text:span></text:p>
      <text:p text:style-name="P1"><text:span text:style-name="T3"><text:tab/><text:tab/><text:tab/><text:tab/><text:tab/><text:tab/>M. Faure, enseignant de françai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tab/>Madame, Monsieur,</text:p>
      <text:p text:style-name="P2"><text:tab/>avec l’autorisation du M. le Principal j’invite mes élèves de sixième à apporter un appareil photo numérique ou un smartphone mercredi 10 février et vendredi 12 février. Il s’agit d’un projet en rapport avec la <text:span text:style-name="T1">grammaire de l’image</text:span><text:span text:style-name="T3"> étudiée en cours de français.</text:span></text:p>
      <text:p text:style-name="P2"><text:span text:style-name="T3"><text:tab/>Si votre enfant n’apporte pas un tel appareil un camarade pourra bien sûr lui prêter le sien ; dans tous les cas votre enfant pourra travailler sur une photographie que j’aurai prise.</text:span></text:p>
      <text:p text:style-name="P2"><text:span text:style-name="T3"><text:tab/></text:span><text:span text:style-name="T4">Le but est que l’image prise soit imprimée : soit votre enfant pourra imprimer lui-même l’image soit il me l’enverra </text:span><text:span text:style-name="T2">via</text:span><text:span text:style-name="T4"> l’ENT pour que je l’imprime.</text:span></text:p>
      <text:p text:style-name="P2"><text:span text:style-name="T3"><text:tab/>Je vous rappelle que la responsabilité du collège ne saurait être engagée en cas de perte, de vol ou si l’appareil </text:span><text:span text:style-name="T4">apporté </text:span><text:span text:style-name="T3">était abîmé.</text:span></text:p>
      <text:p text:style-name="P2"><text:span text:style-name="T3"/></text:p>
      <text:p text:style-name="P2"><text:span text:style-name="T3"><text:tab/>Je reste à votre disposition pour tout renseignement complémentaire.</text:span></text:p>
      <text:p text:style-name="P2"><text:span text:style-name="T3"/></text:p>
      <text:p text:style-name="P2"><text:span text:style-name="T3"><text:tab/>Cordialement,</text:span></text:p>
      <text:p text:style-name="P2"><text:span text:style-name="T3"><text:tab/><text:tab/><text:tab/><text:tab/><text:tab/><text:tab/><text:tab/>M. Faure, enseignant de français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tab/>Madame, Monsieur,</text:p>
      <text:p text:style-name="P2"><text:tab/>avec l’autorisation du M. le Principal j’invite mes élèves de sixième à apporter un appareil photo numérique ou un smartphone mercredi 10 février et vendredi 12 février. Il s’agit d’un projet en rapport avec la <text:span text:style-name="T1">grammaire de l’image</text:span><text:span text:style-name="T3"> étudiée en cours de français.</text:span></text:p>
      <text:p text:style-name="P2"><text:span text:style-name="T3"><text:tab/>Si votre enfant n’apporte pas un tel appareil un camarade pourra bien sûr lui prêter le sien ; dans tous les cas votre enfant pourra travailler sur une photographie que j’aurai prise.</text:span></text:p>
      <text:p text:style-name="P2"><text:span text:style-name="T3"><text:tab/></text:span><text:span text:style-name="T4">Le but est que l’image prise soit imprimée : soit votre enfant pourra imprimer lui-même l’image soit il me l’enverra </text:span><text:span text:style-name="T2">via</text:span><text:span text:style-name="T4"> l’ENT pour que je l’imprime.</text:span></text:p>
      <text:p text:style-name="P2"><text:span text:style-name="T3"><text:tab/>Je vous rappelle que la responsabilité du collège ne saurait être engagée en cas de perte, de vol ou si l’appareil </text:span><text:span text:style-name="T4">apporté </text:span><text:span text:style-name="T3">était abîmé.</text:span></text:p>
      <text:p text:style-name="P2"><text:span text:style-name="T3"/></text:p>
      <text:p text:style-name="P2"><text:span text:style-name="T3"><text:tab/>Je reste à votre disposition pour tout renseignement complémentaire.</text:span></text:p>
      <text:p text:style-name="P2"><text:span text:style-name="T3"/></text:p>
      <text:p text:style-name="P2"><text:span text:style-name="T3"><text:tab/>Cordialement,</text:span></text:p>
      <text:p text:style-name="P2"><text:span text:style-name="T3"><text:tab/><text:tab/><text:tab/><text:tab/><text:tab/><text:tab/><text:tab/>M. Faure, enseignant de frança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07:51:18.151065963</meta:creation-date>
    <dc:date>2021-02-05T07:58:09.955209695</dc:date>
    <meta:editing-duration>PT6M5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426" meta:character-count="2615" meta:non-whitespace-character-count="2172"/>
  </office:meta>
</office:document-meta>
</file>